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3"/>
    <style:style style:name="P3" style:family="paragraph" style:parent-style-name="List_20_Paragraph" style:list-style-name="WWNum1"/>
    <style:style style:name="P4" style:family="paragraph" style:parent-style-name="List_20_Paragraph" style:list-style-name="WWNum1">
      <style:paragraph-properties fo:line-height="100%"/>
    </style:style>
    <style:style style:name="P5" style:family="paragraph" style:parent-style-name="List_20_Paragraph">
      <style:paragraph-properties fo:margin-left="1.5in" fo:margin-right="0in" fo:text-indent="0in" style:auto-text-indent="false"/>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1in" fo:margin-right="0in" fo:line-height="100%" fo:text-indent="0in" style:auto-text-indent="fals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Adaptive Learning Market Acceleration Program FAQ</text:p>
      <text:p text:style-name="Standard">Last updated: <text:s/>3/20/2013</text:p>
      <text:p text:style-name="Standard">When is the informational webinar? <text:s/>How do I attend?</text:p>
      <text:list xml:id="list551246659" text:style-name="WWNum3">
        <text:list-item>
          <text:p text:style-name="P2">Webinar for <text:span text:style-name="T1">Institutions</text:span>: <text:s/></text:p>
          <text:list>
            <text:list-item>
              <text:p text:style-name="P2">Friday 3/29/2013 12:00 PM PT</text:p>
            </text:list-item>
            <text:list-item>
              <text:p text:style-name="P2">Meeting Number: 740 072 579 </text:p>
            </text:list-item>
            <text:list-item>
              <text:p text:style-name="P2">Go to: <text:s/><text:a xlink:type="simple" xlink:href="https://premconf.webex.com/premconf/j.php?ED=203856627&amp;UID=1391425797&amp;RT=MiM0">Adaptive Learning RFP Institution Webinar</text:a></text:p>
            </text:list-item>
            <text:list-item>
              <text:p text:style-name="P2">Enter your name and email address</text:p>
            </text:list-item>
            <text:list-item>
              <text:p text:style-name="P2">This meeting does not require a password</text:p>
            </text:list-item>
            <text:list-item>
              <text:p text:style-name="P2">Teleconference only: </text:p>
              <text:list>
                <text:list-item>
                  <text:p text:style-name="P2">Call-in toll-free number (Premiere): 1-866-244-8528 <text:s/>(US/Canada) </text:p>
                </text:list-item>
                <text:list-item>
                  <text:p text:style-name="P2">Call-in number (Premiere): 1-719-457-0816 <text:s/>(US/Canada) </text:p>
                </text:list-item>
                <text:list-item>
                  <text:p text:style-name="P2">Attendee access code: 148652 </text:p>
                </text:list-item>
              </text:list>
            </text:list-item>
          </text:list>
        </text:list-item>
      </text:list>
      <text:p text:style-name="P5"><text:s/></text:p>
      <text:list xml:id="list1463803616" text:continue-numbering="true" text:style-name="WWNum3">
        <text:list-item>
          <text:p text:style-name="P2">Webinar for Adaptive Learning <text:span text:style-name="T1">Technology Vendors</text:span>: <text:s/></text:p>
          <text:list>
            <text:list-item>
              <text:p text:style-name="P2">Friday 3/29/2013 1:00 PM PT</text:p>
            </text:list-item>
            <text:list-item>
              <text:p text:style-name="P2">Meeting Number: 748 657 268 </text:p>
            </text:list-item>
            <text:list-item>
              <text:p text:style-name="P2">Go to <text:a xlink:type="simple" xlink:href="https://premconf.webex.com/premconf/j.php?ED=203857652&amp;UID=1391432422&amp;RT=MiM0">Adaptive Learning RFP Technology Vendor Webinar</text:a></text:p>
            </text:list-item>
            <text:list-item>
              <text:p text:style-name="P2">Enter your name and email address </text:p>
            </text:list-item>
            <text:list-item>
              <text:p text:style-name="P2">This meeting does not require a password</text:p>
            </text:list-item>
            <text:list-item>
              <text:p text:style-name="P2">Teleconference only: </text:p>
              <text:list>
                <text:list-item>
                  <text:p text:style-name="P2">Call-in toll-free number (Premiere): 1-866-244-8528 <text:s/>(US/Canada) </text:p>
                </text:list-item>
                <text:list-item>
                  <text:p text:style-name="P2">Call-in number (Premiere): 1-719-457-0816 <text:s/>(US/Canada) </text:p>
                </text:list-item>
                <text:list-item>
                  <text:p text:style-name="P2">Attendee access code: 148652</text:p>
                </text:list-item>
              </text:list>
            </text:list-item>
          </text:list>
        </text:list-item>
      </text:list>
      <text:p text:style-name="P5"><text:soft-page-break/></text:p>
      <text:p text:style-name="Standard">When are completed applications due to the Foundation?</text:p>
      <text:list xml:id="list18985513951" text:style-name="WWNum1">
        <text:list-item>
          <text:p text:style-name="P3">All applications must be fully completed and uploaded by 3:00 PM PST on April 30<text:span text:style-name="T2">th</text:span>, 2013.</text:p>
        </text:list-item>
      </text:list>
      <text:p text:style-name="List_20_Paragraph"/>
      <text:p text:style-name="Standard">What is the difference between an ‘adaptive’ course and an interactive, online course?</text:p>
      <text:list xml:id="list1367677861" text:continue-numbering="true" text:style-name="WWNum1">
        <text:list-item>
          <text:p text:style-name="P3">As indicated in Education Growth Advisors’ recent paper, “<text:a xlink:type="simple" xlink:href="http://edgrowthadvisors.com/gatesfoundation/">Learning to Adapt: A Case for Accelerating Adaptive Learning in Higher Education</text:a>,” adaptive learning technologies:</text:p>
          <text:list>
            <text:list-item>
              <text:p text:style-name="P4">Employ cognitive science or learning science based strategies to drive towards better student outcomes and increased mastery</text:p>
            </text:list-item>
            <text:list-item>
              <text:p text:style-name="P4">Provision a learning experience tailored to the needs of an individual learner based on multiple variables and qualities including, but not limited to, a student’s prior knowledge, cognitive ability, pace of learning, motivation, etc. </text:p>
            </text:list-item>
            <text:list-item>
              <text:p text:style-name="P4">Provide multiple means of adaptation to the needs of an individual learner including but not limited to, mastery learning, adaptive spacing, adaptive fading, error-differentiated feedback, metacognitive support, etc.</text:p>
            </text:list-item>
          </text:list>
        </text:list-item>
      </text:list>
      <text:p text:style-name="P7"/>
      <text:p text:style-name="Standard">Why is the program excluding custom developed or in-house adaptive technologies?</text:p>
      <text:list xml:id="list1210805179" text:continue-numbering="true" text:style-name="WWNum1">
        <text:list-item>
          <text:p text:style-name="P3">The intent of the program is to stimulate the market for <text:span text:style-name="T3">generally available</text:span> adaptive technologies – those technologies that are most likely to scale, benefitting the widest audience of students.</text:p>
        </text:list-item>
      </text:list>
      <text:p text:style-name="List_20_Paragraph"/>
      <text:p text:style-name="Standard">How can I ensure that I’m working with a product that the foundation considers as ‘adaptive’?</text:p>
      <text:list xml:id="list469957566" text:continue-numbering="true" text:style-name="WWNum1">
        <text:list-item>
          <text:p text:style-name="P3">Review Education Growth Advisors’ “<text:a xlink:type="simple" xlink:href="http://edgrowthadvisors.com/gatesfoundation/">Learning to Adapt: A Case for Accelerating Adaptive Learning in Higher Education</text:a>,” and review the ‘Adaptive Learning Technologies’ section of the RFP, available for download <text:a xlink:type="simple" xlink:href="https://unison.gatesfoundation.org/pages/default.aspx?ReturnUrl=%2fApplicant%2f_layouts%2fPortal%2fApplicants%2fApplicationForm.aspx%3fRequestId%3d9332a52a-3481-e211-965e-0019b9f2848b&amp;RequestId=9332a52a-3481-e211-965e-0019b9f2848b">here</text:a>. <text:s/>If you’re not sure, please review these with your vendor. <text:s/>In the event you’re still unsure, feel free to contact us at <text:a xlink:type="simple" xlink:href="mailto:adaptive.learning@gatesfoundation.org">adaptive.learning@gatesfoundation.org</text:a></text:p>
        </text:list-item>
      </text:list>
      <text:p text:style-name="List_20_Paragraph"><text:soft-page-break/></text:p>
      <text:p text:style-name="Standard">If my institution has already been running an adaptive course using an adaptive learning technology, can we still apply?</text:p>
      <text:list xml:id="list258912380" text:continue-numbering="true" text:style-name="WWNum1">
        <text:list-item>
          <text:p text:style-name="P3">As long as the course has been in delivery for less than 12 months, the course is eligible for this program.</text:p>
        </text:list-item>
      </text:list>
      <text:p text:style-name="List_20_Paragraph"/>
      <text:p text:style-name="Standard">Why is a Letter of Intent (LOI) or Memorandum of Understanding (MOU) signed by both the institution and the technology provider required?</text:p>
      <text:list xml:id="list481379380" text:continue-numbering="true" text:style-name="WWNum1">
        <text:list-item>
          <text:p text:style-name="P3">There are two reasons for the requirement: <text:s/>1) The LOI or MOU between the institution and vendor indicates both party’s intent to enter into a purchase agreement, if one has not already been completed by the application deadline. <text:s/>2) The LOI or MOU signifies that both parties are willing amend any existing agreements, if necessary, to accommodate the data sharing expectations of this program. </text:p>
        </text:list-item>
      </text:list>
      <text:p text:style-name="List_20_Paragraph"/>
      <text:p text:style-name="Standard">What terms or conditions does the LOI or MOU need to include?</text:p>
      <text:list xml:id="list1963771588" text:continue-numbering="true" text:style-name="WWNum1">
        <text:list-item>
          <text:p text:style-name="P3">Please see the reference document ‘B-Joint Participation Agreement Guidelines’ found at the <text:a xlink:type="simple" xlink:href="https://unison.gatesfoundation.org/pages/default.aspx?ReturnUrl=%2fApplicant%2f_layouts%2fPortal%2fApplicants%2fApplicationForm.aspx%3fRequestId%3d9332a52a-3481-e211-965e-0019b9f2848b&amp;RequestId=9332a52a-3481-e211-965e-0019b9f2848b">Adaptive Learning Market Acceleration Program RFP</text:a> <text:s/>website.</text:p>
        </text:list-item>
      </text:list>
      <text:p text:style-name="List_20_Paragraph"/>
      <text:p text:style-name="Standard">If I have a question that is not answered here, how do I get more information?</text:p>
      <text:list xml:id="list2068669128" text:continue-numbering="true" text:style-name="WWNum1">
        <text:list-item>
          <text:p text:style-name="P3">Please email your questions to <text:a xlink:type="simple" xlink:href="mailto:adaptive.learning@gatesfoundation.org">adaptive.learning@gatesfoundation.org</text:a></text:p>
        </text:list-item>
      </text:list>
      <text:p text:style-name="List_20_Paragraph"/>
      <text:p text:style-name="Standard">Do I need an invitation to the informational webinar on 3/29?</text:p>
      <text:list xml:id="list857248391" text:continue-numbering="true" text:style-name="WWNum1">
        <text:list-item>
          <text:p text:style-name="P3">No, all vendors and institutions interested in the program are free to join the call and submit their questions. <text:s/>To better answer participant’s questions, two webinars have been scheduled:</text:p>
          <text:list>
            <text:list-item>
              <text:p text:style-name="P3">Institution Q&amp;A Webinar <text:s/>- 3/29, 12:00 PM PT</text:p>
            </text:list-item>
            <text:list-item>
              <text:p text:style-name="P3">Adaptive Learning Technology Vendor Q&amp;A Webinar - 3/29, 1:00 PM PT</text:p>
            </text:list-item>
          </text:list>
        </text:list-item>
      </text:list>
      <text:p text:style-name="P6"/>
      <text:p text:style-name="Standard">Are for-profit institutions eligible for the program?</text:p>
      <text:list xml:id="list891573624" text:continue-numbering="true" text:style-name="WWNum1">
        <text:list-item>
          <text:p text:style-name="P3"><text:soft-page-break/>Yes, for-profit institutions are eligible for participation in program and, if selected, would receive the same program management, measurement, research and analysis support services as the other grantees. <text:s/>Unfortunately, for-profit institutions are not eligible to receive the implementation offset grant. <text:s/></text:p>
        </text:list-item>
      </text:list>
      <text:p text:style-name="List_20_Paragraph"/>
      <text:p text:style-name="Standard">If my institution meets most, but not all of the criteria, should I still apply?</text:p>
      <text:list xml:id="list1177184619" text:continue-numbering="true" text:style-name="WWNum1">
        <text:list-item>
          <text:p text:style-name="P3">Yes, please apply if you believe that your institution meets a preponderance of the criteria. <text:s/>In your narrative, please indicate why your institution’s application should be selected despite the missing criteria.</text:p>
        </text:list-item>
      </text:list>
      <text:p text:style-name="List_20_Paragraph"/>
      <text:p text:style-name="Standard">Can consortia or groups of institutions apply?</text:p>
      <text:list xml:id="list812756661" text:continue-numbering="true" text:style-name="WWNum1">
        <text:list-item>
          <text:p text:style-name="P3">Yes, consortia or groups of institutions are encouraged to apply for the grant if they are working together to implement the same course across their institutions. It is unlikely, however, that each member of the consortium or group would receive a $100,000 implementation offset grant.</text:p>
        </text:list-item>
      </text:list>
      <text:p text:style-name="List_20_Paragraph"/>
      <text:p text:style-name="Standard">Why are the evaluation and measurement criteria so extensive?</text:p>
      <text:list xml:id="list1012755719" text:continue-numbering="true" text:style-name="WWNum1">
        <text:list-item>
          <text:p text:style-name="P3">To demonstrate the value of adaptive learning in higher education, we and the rest of the field must understand how actual implementations of the technology impact real student outcomes. <text:s/>Without open sharing of data, analysis and lessons learned it is impossible to assess whether the technology can improve student outcomes at scale in a cost-effective manner. </text:p>
        </text:list-item>
      </text:list>
      <text:p text:style-name="List_20_Paragraph"/>
      <text:p text:style-name="Standard">Are MOOC platforms eligible? Do they count as adaptive?</text:p>
      <text:list xml:id="list1350047791" text:continue-numbering="true" text:style-name="WWNum1">
        <text:list-item>
          <text:p text:style-name="P3">Although the foundation is excited about the potential of MOOCs to spur innovative online learning opportunities, this program seeks to advance our understanding of the benefits of technology-enabled adaptive learning. <text:s/>If a generally available MOOC provider were to redesign its platform to incorporate science-based, adaptive learning strategies into the learning experience, it would be eligible for this program. </text:p>
        </text:list-item>
      </text:list>
      <text:p text:style-name="List_20_Paragraph"/>
      <text:p text:style-name="Standard"><text:soft-page-break/>Would a course containing bachelor's-level nursing content be eligible for the program? </text:p>
      <text:list xml:id="list510347002" text:continue-numbering="true" text:style-name="WWNum1">
        <text:list-item>
          <text:p text:style-name="P3">A course containing bachelor's-level nursing content would be eligible as this is a field and a career specific program of study that many low-income students or online learners pursue. <text:s/></text:p>
        </text:list-item>
      </text:list>
      <text:p text:style-name="List_20_Paragraph"/>
      <text:p text:style-name="List_20_Paragraph"/>
      <text:p text:style-name="Standard">Is the project funding limited to the $100,000 grant from the foundation? <text:s/></text:p>
      <text:list xml:id="list1974980888" text:continue-numbering="true" text:style-name="WWNum1">
        <text:list-item>
          <text:p text:style-name="P3">No, the funding for the project is not capped or limited by the grant provided by the foundation. <text:s/>In the budget narrative, institutions are encouraged to describe the project’s entire budget as well as all anticipated sources of funding. <text:s/>If the applying institution believes that the course development and delivery will require more than the $100,000 grant they are welcome to make their case for additional support in their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meta:initial-creator>
    <dc:creator>Katie Crawford (Volt)</dc:creator>
    <meta:editing-cycles>2</meta:editing-cycles>
    <meta:creation-date>2013-03-21T04:29:00</meta:creation-date>
    <dc:date>2013-03-21T04:29:00</dc:date>
    <meta:editing-duration>P0D</meta:editing-duration>
    <meta:generator>LibreOffice/3.5$Linux_X86_64 LibreOffice_project/350m1$Build-2</meta:generator>
    <meta:document-statistic meta:table-count="0" meta:image-count="0" meta:object-count="0" meta:page-count="5" meta:paragraph-count="61" meta:word-count="1050" meta:character-count="6813" meta:non-whitespace-character-count="5818"/>
    <meta:user-defined meta:name="AppVersion">14.0000</meta:user-defined>
    <meta:user-defined meta:name="Company">Bill and Melinda Gates Foundation</meta:user-defined>
    <meta:user-defined meta:name="ContentTypeId">0x010100508325EB99C4224B81BF891E2D9AB6A1</meta:user-defined>
    <meta:user-defined meta:name="DocSecurity" meta:value-type="float">0</meta:user-defined>
    <meta:user-defined meta:name="DocumentType" meta:value-type="string">Guidelines</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